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ample Lab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is a test. Delete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ample Lab</dc:title>
    <dc:description/>
    <dc:subject/>
    <meta:keyword/>
    <meta:initial-creator/>
    <dc:creator/>
    <meta:creation-date>2021-05-16T02:32:52Z</meta:creation-date>
    <dc:date>2021-05-16T02:32:52Z</dc:date>
    <meta:user-defined meta:name="default-code-class" meta:value-type="string">csharp</meta:user-defined>
  </office:meta>
</office:document-meta>
</file>